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officeooo:paragraph-rsid="001db1b8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db1b8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f0c1c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officeooo:paragraph-rsid="001db1b8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font-name="Arial" style:text-underline-style="none" officeooo:paragraph-rsid="001db1b8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style:text-underline-style="none" officeooo:paragraph-rsid="001db1b8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e831a" officeooo:paragraph-rsid="001db1b8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officeooo:paragraph-rsid="001db1b8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1db1b8"/>
    </style:style>
    <style:style style:name="P10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12159e" officeooo:paragraph-rsid="001db1b8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style:font-name="Arial" fo:font-size="12pt" officeooo:paragraph-rsid="002830b2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officeooo:rsid="000e831a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officeooo:rsid="002b6eca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officeooo:rsid="000e831a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officeooo:rsid="0012159e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officeooo:rsid="00102590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officeooo:rsid="0023d9b0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officeooo:rsid="002830b2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officeooo:rsid="002a8a06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fo:font-style="normal" style:text-underline-style="none" officeooo:rsid="002b6eca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officeooo:rsid="002830b2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12159e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T1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2830b2" style:text-blinking="false" fo:background-color="transparent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2a8a06" style:text-blinking="false" fo:background-color="transparent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o de Análise de Impacto e de Opções de Modificação</text:p>
      <text:p text:style-name="P5"/>
      <text:p text:style-name="P2"><text:span text:style-name="T1">Nome:</text:span><text:span text:style-name="T5"> Yuri Matheus Dias Pereira</text:span></text:p>
      <text:p text:style-name="P6"/>
      <text:p text:style-name="P11"><text:span text:style-name="T1">Escopo: </text:span><text:span text:style-name="T14">É necessário alterar todos os documentos que possuem um cronograma relacionado às sprints. Para isso é necessário verificar todos os documentos referentes ao planejamento do projeto como plano de projeto, plano de gerência de configuração, entre outros. </text:span></text:p>
      <text:p text:style-name="P10"/>
      <text:p text:style-name="P2"><text:span text:style-name="T1">Tipo da Manutenção: </text:span><text:span text:style-name="T9">Perfectiva.</text:span></text:p>
      <text:p text:style-name="P6"/>
      <text:p text:style-name="P1"><text:span text:style-name="T1">Criticidade:</text:span><text:span text:style-name="T12"> </text:span><text:span text:style-name="T13">Alta.</text:span></text:p>
      <text:p text:style-name="P7"/>
      <text:p text:style-name="P2"><text:span text:style-name="T1">Tempo Estimado:</text:span><text:span text:style-name="T2"> </text:span><text:span text:style-name="T9">5</text:span><text:span text:style-name="T8">h</text:span></text:p>
      <text:p text:style-name="P6"/>
      <text:p text:style-name="P2"><text:span text:style-name="T1">Custo estimado:</text:span><text:span text:style-name="T4"> </text:span><text:span text:style-name="T9">Toda a equipe do projeto.</text:span></text:p>
      <text:p text:style-name="P6"/>
      <text:p text:style-name="P8">Opções de Desenvolvimento:</text:p>
      <text:p text:style-name="P6"/>
      <text:p text:style-name="P8">Opção 1:</text:p>
      <text:p text:style-name="P3"><text:span text:style-name="T1">Descrição: </text:span><text:span text:style-name="T8">A </text:span><text:span text:style-name="T10">alteração direta dos documentos que contém um cronograma, que será </text:span><text:span text:style-name="T11">modificado para adição do sprint 3 do projeto</text:span><text:span text:style-name="T8">.</text:span></text:p>
      <text:p text:style-name="P2"><text:span text:style-name="T1">Arquivos modificados:</text:span><text:span text:style-name="T4"> </text:span><text:span text:style-name="T11">Plano de Projeto, Plano de Garantia de Qualidade e Plano de Manutenção.</text:span></text:p>
      <text:p text:style-name="P2"><text:span text:style-name="T1">Impacto da opção: </text:span><text:span text:style-name="T11">Alto, pois todo o planejamento do projeto deve mudar para compor essa nova Sprint.</text:span></text:p>
      <text:p text:style-name="P2"><text:span text:style-name="T1">Aceitação: </text:span><text:span text:style-name="T7">Aceita</text:span></text:p>
      <text:p text:style-name="P6"/>
      <text:p text:style-name="P2"><text:span text:style-name="T1">Recomendação do responsável:</text:span><text:span text:style-name="T4"> </text:span><text:span text:style-name="T7">A recomendação é para aceitar a modificação e a </text:span><text:span text:style-name="T7">implementar, </text:span><text:span text:style-name="T6">n</text:span><text:span text:style-name="T7">a Opção 1.</text:span></text:p>
      <text:p text:style-name="P6"/>
      <text:p text:style-name="P2"><text:span text:style-name="T1">Situação: </text:span><text:span text:style-name="T5">Aprovada</text:span></text:p>
      <text:p text:style-name="P6"/>
      <text:p text:style-name="P9"><text:span text:style-name="T15">Ata de Reunião:</text:span><text:span text:style-name="T16"> </text:span><text:span text:style-name="T17">A ata de reunião em que essa mudança foi aprovada pode ser encontrada </text:span><text:a xlink:type="simple" xlink:href="https://github.com/daniel-oliveiravas/SVRI/blob/a116717decde068a9bab2c9e327ace8882a4ff1a/1-Gerência/1.01-Cronograma e Atas de Reunião/Ata de reunião - Sprint 2 - Adição de um novo sprint no projeto - 01.06.2015.odt" office:target-frame-name="_self" xlink:show="replace"><text:span text:style-name="T18">aqui.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9:57:33.45</meta:creation-date>
    <dc:date>2015-06-06T15:30:57.62</dc:date>
    <meta:editing-duration>PT6M26S</meta:editing-duration>
    <meta:editing-cycles>10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6" meta:word-count="162" meta:character-count="1039" meta:non-whitespace-character-count="892"/>
  </office:meta>
</office:document-meta>
</file>